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Table1" style:family="table">
      <style:table-properties style:width="16.468cm" fo:margin-left="0.021cm" fo:margin-right="0.021cm" table:align="margins" style:writing-mode="lr-tb"/>
    </style:style>
    <style:style style:name="Table1.A" style:family="table-column">
      <style:table-column-properties style:column-width="4.995cm" style:rel-column-width="19879*"/>
    </style:style>
    <style:style style:name="Table1.B" style:family="table-column">
      <style:table-column-properties style:column-width="11.472cm" style:rel-column-width="45656*"/>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1" style:family="table-cell">
      <style:table-cell-properties style:vertical-align="top" fo:padding-left="0.191cm" fo:padding-right="0.191cm" fo:padding-top="0cm" fo:padding-bottom="0cm" fo:border="0.018cm solid #000000" style:writing-mode="lr-tb"/>
    </style:style>
    <style:style style:name="Table1.A1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1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6.489cm" fo:margin-left="0.021cm" fo:margin-right="0cm" table:align="margins" style:writing-mode="lr-tb"/>
    </style:style>
    <style:style style:name="Table2.A" style:family="table-column">
      <style:table-column-properties style:column-width="4.995cm" style:rel-column-width="19853*"/>
    </style:style>
    <style:style style:name="Table2.B" style:family="table-column">
      <style:table-column-properties style:column-width="11.494cm" style:rel-column-width="45682*"/>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5" style:family="table">
      <style:table-properties style:width="16.51cm" table:align="margins" style:writing-mode="lr-tb"/>
    </style:style>
    <style:style style:name="Table5.A" style:family="table-column">
      <style:table-column-properties style:column-width="4.676cm" style:rel-column-width="18561*"/>
    </style:style>
    <style:style style:name="Table5.B" style:family="table-column">
      <style:table-column-properties style:column-width="4.976cm" style:rel-column-width="19751*"/>
    </style:style>
    <style:style style:name="Table5.C" style:family="table-column">
      <style:table-column-properties style:column-width="6.858cm" style:rel-column-width="27223*"/>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51cm" table:align="margins" style:writing-mode="lr-tb"/>
    </style:style>
    <style:style style:name="Table3.A" style:family="table-column">
      <style:table-column-properties style:column-width="5.503cm" style:rel-column-width="21845*"/>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51cm" fo:break-before="page" table:align="margins" style:writing-mode="lr-tb"/>
    </style:style>
    <style:style style:name="Table4.A" style:family="table-column">
      <style:table-column-properties style:column-width="3.747cm" style:rel-column-width="14871*"/>
    </style:style>
    <style:style style:name="Table4.B" style:family="table-column">
      <style:table-column-properties style:column-width="4.449cm" style:rel-column-width="17658*"/>
    </style:style>
    <style:style style:name="Table4.C" style:family="table-column">
      <style:table-column-properties style:column-width="8.315cm" style:rel-column-width="33006*"/>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Text_20_body">
      <style:paragraph-properties fo:text-align="center" style:justify-single-word="false"/>
    </style:style>
    <style:style style:name="P8" style:family="paragraph" style:parent-style-name="Table_20_Contents">
      <style:text-properties fo:font-style="italic" fo:font-weight="bold" style:font-style-asian="italic" style:font-weight-asian="bold" style:font-style-complex="italic" style:font-weight-complex="bold"/>
    </style:style>
    <style:style style:name="P9" style:family="paragraph" style:parent-style-name="Table_20_Contents">
      <style:text-properties fo:font-style="italic" style:font-style-asian="italic" style:font-style-complex="italic"/>
    </style:style>
    <style:style style:name="P10" style:family="paragraph" style:parent-style-name="Heading_20_2">
      <style:paragraph-properties fo:break-before="page"/>
    </style:style>
    <style:style style:name="P11" style:family="paragraph" style:parent-style-name="Heading_20_2">
      <style:text-properties fo:font-weight="normal" style:font-weight-asian="normal" style:font-weight-complex="normal"/>
    </style:style>
    <style:style style:name="P12" style:family="paragraph" style:parent-style-name="Contents_20_1">
      <style:paragraph-properties>
        <style:tab-stops>
          <style:tab-stop style:position="16.51cm" style:type="right" style:leader-style="dotted" style:leader-text="."/>
        </style:tab-stops>
      </style:paragraph-properties>
    </style:style>
    <style:style style:name="P13" style:family="paragraph" style:parent-style-name="Contents_20_2">
      <style:paragraph-properties>
        <style:tab-stops>
          <style:tab-stop style:position="16.011cm" style:type="right" style:leader-style="dotted" style:leader-text="."/>
        </style:tab-stops>
      </style:paragraph-properties>
    </style:style>
    <style:style style:name="P14" style:family="paragraph" style:parent-style-name="Table_20_Contents">
      <style:text-properties fo:font-style="normal" style:font-style-asian="normal" style:font-style-complex="normal"/>
    </style:style>
    <style:style style:name="P15" style:family="paragraph" style:parent-style-name="Standard" style:master-page-name="Standard">
      <style:paragraph-properties fo:text-align="center" style:justify-single-word="false" style:page-number="auto"/>
      <style:text-properties fo:font-weight="bold" style:font-weight-asian="bold" style:font-weight-complex="bold"/>
    </style:style>
    <style:style style:name="P16" style:family="paragraph" style:parent-style-name="Standard" style:list-style-name="L1"/>
    <style:style style:name="T1"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Plastimatch Users Guide</text:p>
      <text:p text:style-name="P1"/>
      <text:p text:style-name="P7">Gregory C. Sharp<text:line-break/>Revision <text:editing-cycles>214</text:editing-cycles><text:line-break/><text:modification-date style:data-style-name="N76">August 27, 2008</text:modification-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1Users documentation<text:tab/>1</text:p>
          <text:p text:style-name="P13">1.1Getting started<text:tab/>1</text:p>
          <text:p text:style-name="P13">1.2Description of programs<text:tab/>1</text:p>
          <text:p text:style-name="P13">1.3Quick Start Guide<text:tab/>3</text:p>
          <text:p text:style-name="P13">1.4Example registration parameter file<text:tab/>4</text:p>
          <text:p text:style-name="P13">1.5Listing of registration parameters<text:tab/>5</text:p>
          <text:p text:style-name="P13">1.6Internal processing – main loop<text:tab/>8</text:p>
        </text:index-body>
      </text:table-of-content>
      <text:p text:style-name="Standard"/>
      <text:p text:style-name="Standard"/>
      <text:h text:style-name="Heading_20_1" text:outline-level="1">U<text:span text:style-name="T1">sers documentation</text:span></text:h>
      <text:h text:style-name="P11" text:outline-level="2">Getting started</text:h>
      <text:p text:style-name="Standard"/>
      <text:p text:style-name="P6">The source code resides on forge.abcd.harvard.edu, in an SVN repository.</text:p>
      <text:h text:style-name="P11" text:outline-level="2">Description of programs</text:h>
      <text:p text:style-name="P5"/>
      <text:p text:style-name="Standard">These are all written in C or C++, and run on Windows or Linux. <text:s/>Some of these programs use explicit byte swapping, and will not run on big-endian processors such as SPARC.</text:p>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3">Name</text:p>
          </table:table-cell>
          <table:table-cell table:style-name="Table1.B1" office:value-type="string">
            <text:p text:style-name="P3">Purpose</text:p>
          </table:table-cell>
        </table:table-row>
        <table:table-row table:style-name="Table1.1">
          <table:table-cell table:style-name="Table1.A1" office:value-type="string">
            <text:p text:style-name="P2">analyze_to_mha</text:p>
          </table:table-cell>
          <table:table-cell table:style-name="Table1.B1" office:value-type="string">
            <text:p text:style-name="P2">Converter</text:p>
          </table:table-cell>
        </table:table-row>
        <table:table-row table:style-name="Table1.1">
          <table:table-cell table:style-name="Table1.A1" office:value-type="string">
            <text:p text:style-name="P2">compose_vfs</text:p>
          </table:table-cell>
          <table:table-cell table:style-name="Table1.B1" office:value-type="string">
            <text:p text:style-name="P2">Compose two vector fields</text:p>
          </table:table-cell>
        </table:table-row>
        <table:table-row table:style-name="Table1.1">
          <table:table-cell table:style-name="Table1.A1" office:value-type="string">
            <text:p text:style-name="P2">dicom_to_mha</text:p>
          </table:table-cell>
          <table:table-cell table:style-name="Table1.B1" office:value-type="string">
            <text:p text:style-name="P2">Converter</text:p>
          </table:table-cell>
        </table:table-row>
        <table:table-row table:style-name="Table1.1">
          <table:table-cell table:style-name="Table1.A1" office:value-type="string">
            <text:p text:style-name="P2">mask_mha</text:p>
          </table:table-cell>
          <table:table-cell table:style-name="Table1.B1" office:value-type="string">
            <text:p text:style-name="P2">Mask out a portion of an image</text:p>
          </table:table-cell>
        </table:table-row>
        <table:table-row table:style-name="Table1.1">
          <table:table-cell table:style-name="Table1.A1" office:value-type="string">
            <text:p text:style-name="P2">merge2</text:p>
          </table:table-cell>
          <table:table-cell table:style-name="Table1.B1" office:value-type="string">
            <text:p text:style-name="P2">Compose affine and vector field (obsolete?)</text:p>
          </table:table-cell>
        </table:table-row>
        <table:table-row table:style-name="Table1.1">
          <table:table-cell table:style-name="Table1.A1" office:value-type="string">
            <text:p text:style-name="P2">merge_vfs</text:p>
          </table:table-cell>
          <table:table-cell table:style-name="Table1.B1" office:value-type="string">
            <text:p text:style-name="P2">Combine two vector fields (e.g. moving and non moving)</text:p>
          </table:table-cell>
        </table:table-row>
        <table:table-row table:style-name="Table1.1">
          <table:table-cell table:style-name="Table1.A1" office:value-type="string">
            <text:p text:style-name="P2">mha_to_analyze</text:p>
          </table:table-cell>
          <table:table-cell table:style-name="Table1.B1" office:value-type="string">
            <text:p text:style-name="P2">Converter</text:p>
          </table:table-cell>
        </table:table-row>
        <table:table-row table:style-name="Table1.1">
          <table:table-cell table:style-name="Table1.A1" office:value-type="string">
            <text:p text:style-name="P2">mha_to_raw</text:p>
          </table:table-cell>
          <table:table-cell table:style-name="Table1.B1" office:value-type="string">
            <text:p text:style-name="P2">Converter</text:p>
          </table:table-cell>
        </table:table-row>
        <table:table-row table:style-name="Table1.1">
          <table:table-cell table:style-name="Table1.A1" office:value-type="string">
            <text:p text:style-name="P2">mha_to_rtog_dose</text:p>
          </table:table-cell>
          <table:table-cell table:style-name="Table1.B1" office:value-type="string">
            <text:p text:style-name="P2">Converter</text:p>
          </table:table-cell>
        </table:table-row>
        <table:table-row table:style-name="Table1.1">
          <table:table-cell table:style-name="Table1.A1" office:value-type="string">
            <text:p text:style-name="P2">mha_to_vox</text:p>
          </table:table-cell>
          <table:table-cell table:style-name="Table1.B1" office:value-type="string">
            <text:p text:style-name="P2">Converter</text:p>
          </table:table-cell>
        </table:table-row>
        <table:table-row table:style-name="Table1.1">
          <table:table-cell table:style-name="Table1.A12" office:value-type="string">
            <text:p text:style-name="P2">patient_mask</text:p>
          </table:table-cell>
          <table:table-cell table:style-name="Table1.B12" office:value-type="string">
            <text:p text:style-name="P2">Generate binary mask for patient boundary</text:p>
          </table:table-cell>
        </table:table-row>
        <table:table-row table:style-name="Table1.1">
          <table:table-cell table:style-name="Table1.A1" office:value-type="string">
            <text:p text:style-name="P2">point_path</text:p>
          </table:table-cell>
          <table:table-cell table:style-name="Table1.B1" office:value-type="string">
            <text:p text:style-name="P2">Fast point trajectory solver</text:p>
          </table:table-cell>
        </table:table-row>
        <table:table-row table:style-name="Table1.1">
          <table:table-cell table:style-name="Table1.A1" office:value-type="string">
            <text:p text:style-name="P2">rad_registration</text:p>
          </table:table-cell>
          <table:table-cell table:style-name="Table1.B1" office:value-type="string">
            <text:p text:style-name="P2">Main registration program</text:p>
          </table:table-cell>
        </table:table-row>
        <table:table-row table:style-name="Table1.1">
          <table:table-cell table:style-name="Table1.A1" office:value-type="string">
            <text:p text:style-name="P2">resample_mha</text:p>
          </table:table-cell>
          <table:table-cell table:style-name="Table1.B1" office:value-type="string">
            <text:p text:style-name="P2">Crop, resize, or resample 3D image or vector field</text:p>
          </table:table-cell>
        </table:table-row>
        <table:table-row table:style-name="Table1.1">
          <table:table-cell table:style-name="Table1.A1" office:value-type="string">
            <text:p text:style-name="P2">rtog_to_mha</text:p>
          </table:table-cell>
          <table:table-cell table:style-name="Table1.B1" office:value-type="string">
            <text:p text:style-name="P2">Converter</text:p>
          </table:table-cell>
        </table:table-row>
        <text:soft-page-break/>
        <table:table-row table:style-name="Table1.1">
          <table:table-cell table:style-name="Table1.A1" office:value-type="string">
            <text:p text:style-name="P2">tps_update</text:p>
          </table:table-cell>
          <table:table-cell table:style-name="Table1.B1" office:value-type="string">
            <text:p text:style-name="P2">Modify registration with thin-plate spline</text:p>
          </table:table-cell>
        </table:table-row>
        <table:table-row table:style-name="Table1.1">
          <table:table-cell table:style-name="Table1.A1" office:value-type="string">
            <text:p text:style-name="P2">union_mask</text:p>
          </table:table-cell>
          <table:table-cell table:style-name="Table1.B1" office:value-type="string">
            <text:p text:style-name="P2">Combine masks with union operation</text:p>
          </table:table-cell>
        </table:table-row>
        <table:table-row table:style-name="Table1.1">
          <table:table-cell table:style-name="Table1.A12" office:value-type="string">
            <text:p text:style-name="P2">vf_stats</text:p>
          </table:table-cell>
          <table:table-cell table:style-name="Table1.B12" office:value-type="string">
            <text:p text:style-name="P2">Print statistics of a vector field</text:p>
          </table:table-cell>
        </table:table-row>
        <table:table-row table:style-name="Table1.1">
          <table:table-cell table:style-name="Table1.A1" office:value-type="string">
            <text:p text:style-name="P2">vf3d_to_mha</text:p>
          </table:table-cell>
          <table:table-cell table:style-name="Table1.B1" office:value-type="string">
            <text:p text:style-name="P2">Converter</text:p>
          </table:table-cell>
        </table:table-row>
        <table:table-row table:style-name="Table1.1">
          <table:table-cell table:style-name="Table1.A1" office:value-type="string">
            <text:p text:style-name="P2">vox_to_mha</text:p>
          </table:table-cell>
          <table:table-cell table:style-name="Table1.B1" office:value-type="string">
            <text:p text:style-name="P2">Converter</text:p>
          </table:table-cell>
        </table:table-row>
        <table:table-row table:style-name="Table1.1">
          <table:table-cell table:style-name="Table1.A12" office:value-type="string">
            <text:p text:style-name="P2">warp_dij</text:p>
          </table:table-cell>
          <table:table-cell table:style-name="Table1.B12" office:value-type="string">
            <text:p text:style-name="P2">Apply a vector field to a dij file, creating a new dij file</text:p>
          </table:table-cell>
        </table:table-row>
        <table:table-row table:style-name="Table1.1">
          <table:table-cell table:style-name="Table1.A1" office:value-type="string">
            <text:p text:style-name="P2">warp_mha</text:p>
          </table:table-cell>
          <table:table-cell table:style-name="Table1.B1" office:value-type="string">
            <text:p text:style-name="P2">Apply a transform (rigid, affine, bspline, or vector field) to a 3D image, create a new 3D image</text:p>
          </table:table-cell>
        </table:table-row>
        <table:table-row table:style-name="Table1.1">
          <table:table-cell table:style-name="Table1.A12" office:value-type="string">
            <text:p text:style-name="P2">xform_to_vf</text:p>
          </table:table-cell>
          <table:table-cell table:style-name="Table1.B12" office:value-type="string">
            <text:p text:style-name="P2">Xform converter</text:p>
          </table:table-cell>
        </table:table-row>
      </table:table>
      <text:p text:style-name="Standard"/>
      <text:p text:style-name="Standard">The following scripts are available. <text:s/>They are written in perl, batch, or matlab. <text:s/>Not every utility program is listed.</text:p>
      <text:p text:style-name="Standard"/>
      <table:table table:name="Table2" table:style-name="Table2">
        <table:table-column table:style-name="Table2.A"/>
        <table:table-column table:style-name="Table2.B"/>
        <table:table-row table:style-name="Table2.1">
          <table:table-cell table:style-name="Table2.A1" office:value-type="string">
            <text:p text:style-name="P3">Name</text:p>
          </table:table-cell>
          <table:table-cell table:style-name="Table2.B1" office:value-type="string">
            <text:p text:style-name="P3">Purpose</text:p>
          </table:table-cell>
        </table:table-row>
        <table:table-row table:style-name="Table2.1">
          <table:table-cell table:style-name="Table2.A1" office:value-type="string">
            <text:p text:style-name="P2">cms_to_mha</text:p>
          </table:table-cell>
          <table:table-cell table:style-name="Table2.B1" office:value-type="string">
            <text:p text:style-name="P2">Matlab converter</text:p>
          </table:table-cell>
        </table:table-row>
        <table:table-row table:style-name="Table2.1">
          <table:table-cell table:style-name="Table2.A1" office:value-type="string">
            <text:p text:style-name="P2">read_mha</text:p>
          </table:table-cell>
          <table:table-cell table:style-name="Table2.B1" office:value-type="string">
            <text:p text:style-name="P2">Matlab program to load MHA format</text:p>
          </table:table-cell>
        </table:table-row>
        <table:table-row table:style-name="Table2.1">
          <table:table-cell table:style-name="Table2.A1" office:value-type="string">
            <text:p text:style-name="P2">write_mha</text:p>
          </table:table-cell>
          <table:table-cell table:style-name="Table2.B1" office:value-type="string">
            <text:p text:style-name="P2">Matlab program to save MHA format</text:p>
          </table:table-cell>
        </table:table-row>
        <table:table-row table:style-name="Table2.1">
          <table:table-cell table:style-name="Table2.A1" office:value-type="string">
            <text:p text:style-name="P2">write_nrrd</text:p>
          </table:table-cell>
          <table:table-cell table:style-name="Table2.B1" office:value-type="string">
            <text:p text:style-name="P2">Matlab program to save NRRD format</text:p>
          </table:table-cell>
        </table:table-row>
        <table:table-row table:style-name="Table2.1">
          <table:table-cell table:style-name="Table2.A1" office:value-type="string">
            <text:p text:style-name="P2">patient_mask</text:p>
          </table:table-cell>
          <table:table-cell table:style-name="Table2.B1" office:value-type="string">
            <text:p text:style-name="P2">Matlab program to generate a patient mask if it is missing</text:p>
          </table:table-cell>
        </table:table-row>
      </table:table>
      <text:p text:style-name="Standard"/>
      <text:h text:style-name="P10" text:outline-level="2">Quick Start Guide</text:h>
      <text:p text:style-name="Standard"/>
      <text:p text:style-name="Standard">How to run registrations</text:p>
      <text:p text:style-name="Standard"/>
      <text:p text:style-name="Standard">1) <text:s/>Convert dicom to mha</text:p>
      <text:p text:style-name="Standard"><text:s text:c="4"/>Edit and run convert_4dct.pl</text:p>
      <text:p text:style-name="Standard"/>
      <text:p text:style-name="Standard">2) <text:s/>Fix the problem with RPI -&gt; RAI orientation in the header.</text:p>
      <text:p text:style-name="Standard"><text:s text:c="4"/>Edit and run fix_orientation.pl</text:p>
      <text:p text:style-name="Standard"><text:s text:c="4"/>(This is not necessary for ITK 2.4.1)</text:p>
      <text:p text:style-name="Standard"/>
      <text:p text:style-name="Standard">3a) Make masks from cms contours</text:p>
      <text:p text:style-name="Standard"><text:s text:c="4"/>Edit and run render_cms_contours.m</text:p>
      <text:p text:style-name="Standard"><text:s text:c="4"/>You have to manually rename these for dp-series sets</text:p>
      <text:p text:style-name="Standard"/>
      <text:p text:style-name="Standard">3b) Make masks from ge contours</text:p>
      <text:p text:style-name="Standard"><text:s text:c="4"/>Edit and run render_cms_contours.m</text:p>
      <text:p text:style-name="Standard"><text:s text:c="4"/>You have to manually rename these for dp-series sets</text:p>
      <text:p text:style-name="Standard"/>
      <text:p text:style-name="Standard">4) <text:s/>Subsample mha &amp; mask separately</text:p>
      <text:p text:style-name="Standard"><text:s text:c="4"/>Edit and run subsample_mhas.pl</text:p>
      <text:p text:style-name="Standard"><text:s text:c="4"/>Then, edit and run subsample_mhas.bat</text:p>
      <text:p text:style-name="Standard"/>
      <text:p text:style-name="Standard">5) <text:s/>Apply masks</text:p>
      <text:p text:style-name="Standard"><text:s text:c="4"/>Edit and run apply_mask.pl</text:p>
      <text:p text:style-name="Standard"><text:s text:c="4"/>Then, edit and run apply_mask.bat</text:p>
      <text:p text:style-name="Standard"/>
      <text:p text:style-name="Standard">6) <text:s/>Run registration</text:p>
      <text:p text:style-name="Standard"><text:s text:c="4"/>Edit and run bspline.pl</text:p>
      <text:p text:style-name="Standard"><text:s text:c="4"/>Check bspline??.bat, and parms??_??.bat</text:p>
      <text:p text:style-name="Standard"/>
      <text:h text:style-name="P10" text:outline-level="2">Example registration parameter file</text:h>
      <text:p text:style-name="P4">## Comments begin with '#', blank lines are ignored</text:p>
      <text:p text:style-name="P4">## A "GLOBAL" section is required, and specifies the inputs </text:p>
      <text:p text:style-name="P4">## and optional outputs. <text:s/></text:p>
      <text:p text:style-name="P4">## </text:p>
      <text:p text:style-name="P4">## For the output files, it is similar, but not exactly the same </text:p>
      <text:p text:style-name="P4">## as putting them in the last stage. <text:s/></text:p>
      <text:p text:style-name="P4">## </text:p>
      <text:p text:style-name="P4">## The use of xform_out is undefined when xform=vf, </text:p>
      <text:p text:style-name="P4">## such as demons registration. <text:s/>Use vf_out instead.</text:p>
      <text:p text:style-name="P4">[GLOBAL]</text:p>
      <text:p text:style-name="P4">fixed=t0p_221.mha</text:p>
      <text:p text:style-name="P4">moving=t5p_221.mha</text:p>
      <text:p text:style-name="P4">xform_in=my_bsp.txt</text:p>
      <text:p text:style-name="P4">vf_out=my_output_vf.mha</text:p>
      <text:p text:style-name="P4">xform_out=my_output_bsp.txt</text:p>
      <text:p text:style-name="P4">img_out=my_output_img.mha</text:p>
      <text:p text:style-name="P4"/>
      <text:p text:style-name="P4">## Use a "STAGE" section for each stage of processing. <text:s/></text:p>
      <text:p text:style-name="P4">## You can get outputs (vf_out, xform_out, and img_out) if </text:p>
      <text:p text:style-name="P4">## you like. </text:p>
      <text:p text:style-name="P4">## Default values will be used for each option unless you </text:p>
      <text:p text:style-name="P4">## override them here. </text:p>
      <text:p text:style-name="P4">[STAGE]</text:p>
      <text:p text:style-name="P4">xform=bspline</text:p>
      <text:p text:style-name="P4">optim=lbfgsb</text:p>
      <text:p text:style-name="P4"># Use GPUIT implementation</text:p>
      <text:p text:style-name="P4">impl=gpuit_cpu</text:p>
      <text:p text:style-name="P4"># Use ITK implementation</text:p>
      <text:p text:style-name="P4">impl=itk</text:p>
      <text:p text:style-name="P4"># Quit after 50 iterations</text:p>
      <text:p text:style-name="P4">max_its=50</text:p>
      <text:p text:style-name="P4"># Quit if change in score differs by less than 3</text:p>
      <text:p text:style-name="P4">convergence_tol=3</text:p>
      <text:p text:style-name="P4"># Quit if gradient norm is less than 0.1</text:p>
      <text:p text:style-name="P4">grad_tol=0.1</text:p>
      <text:p text:style-name="P4"># B-spline grid spacing (in mm)</text:p>
      <text:p text:style-name="P4">grid_spac=30 30 30</text:p>
      <text:p text:style-name="P4"># Subsample by 4,4,2 in x,y,z directions</text:p>
      <text:p text:style-name="P4">res=4 4 2</text:p>
      <text:p text:style-name="P4"># At the end of this stage, output the final xform</text:p>
      <text:p text:style-name="P4">xform_out=stage_1_output_bsp.txt</text:p>
      <text:p text:style-name="P4"/>
      <text:p text:style-name="P4">## For each subsequent stage, add another "STAGE" section.</text:p>
      <text:p text:style-name="P4">## You only need to include parameters that you want to change.</text:p>
      <text:p text:style-name="P4">## Any unspecified parameter is inherited from the </text:p>
      <text:p text:style-name="P4">## previous stage.</text:p>
      <text:p text:style-name="P4">[STAGE]</text:p>
      <text:p text:style-name="P4">max_its=20</text:p>
      <text:p text:style-name="P4">convergence_tol=4</text:p>
      <text:p text:style-name="P4">grad_tol=0.2</text:p>
      <text:p text:style-name="P4">res=2 2 1</text:p>
      <text:p text:style-name="P4"/>
      <text:p text:style-name="P4">## To run demons, set optim to "demons" and xform to "vf." </text:p>
      <text:p text:style-name="P4">[STAGE]</text:p>
      <text:p text:style-name="P4"><text:soft-page-break/>xform=vf</text:p>
      <text:p text:style-name="P4">optim=demons</text:p>
      <text:p text:style-name="P4">impl=itk</text:p>
      <text:p text:style-name="P4">vf_out=output_2.mha</text:p>
      <text:p text:style-name="P4"/>
      <text:p text:style-name="P4">## If you want to, you can use a "COMMENT" section </text:p>
      <text:p text:style-name="P4">## to comment out a stage.</text:p>
      <text:p text:style-name="P4">[COMMENT]</text:p>
      <text:p text:style-name="P4">xform=bspline</text:p>
      <text:p text:style-name="P4">max_its=200</text:p>
      <text:p text:style-name="P4"/>
      <text:p text:style-name="P4">## GPU acceleration requires brook</text:p>
      <text:p text:style-name="P4">[STAGE]</text:p>
      <text:p text:style-name="P4">optim=demons</text:p>
      <text:p text:style-name="P4">xform=vf</text:p>
      <text:p text:style-name="P4">impl=gpuit_brook</text:p>
      <text:p text:style-name="P4">res=4 4 2</text:p>
      <text:p text:style-name="P4">max_its=200</text:p>
      <text:p text:style-name="P4"># Std dev of smoothing kernel (in mm)</text:p>
      <text:p text:style-name="P4">demons_std=10</text:p>
      <text:p text:style-name="P4"># "Gain" factor, higher gains are faster but less robust</text:p>
      <text:p text:style-name="P4">demons_acceleration=5</text:p>
      <text:p text:style-name="P4"># Homogenezation is the tradeoff between gradient </text:p>
      <text:p text:style-name="P4"># and image difference. <text:s/>Values should increase for larger </text:p>
      <text:p text:style-name="P4"># voxel sizes, going down to about 1 for 1mm voxels.</text:p>
      <text:p text:style-name="P4">demons_homogenization=30</text:p>
      <text:p text:style-name="P4"># This is the size of the filter (in voxels)</text:p>
      <text:p text:style-name="Standard">demons_filter_width=5 5 5</text:p>
      <text:h text:style-name="Heading_20_2" text:outline-level="2">Listing of registration parameters</text:h>
      <text:p text:style-name="Standard">The parameter file has two sections: a GLOBAL section at the top of the file, and one or more STAGE section. Parameters such as input files are put only in the GLOBAL section. Output files can be put in the GLOBAL section or any STAGE section (which will write out intermediate output).</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8">option</text:p>
          </table:table-cell>
          <table:table-cell table:style-name="Table5.A1" office:value-type="string">
            <text:p text:style-name="P8">stage</text:p>
          </table:table-cell>
          <table:table-cell table:style-name="Table5.C1" office:value-type="string">
            <text:p text:style-name="P8">value</text:p>
          </table:table-cell>
        </table:table-row>
        <table:table-row>
          <table:table-cell table:style-name="Table5.A2" office:value-type="string">
            <text:p text:style-name="Table_20_Contents">fixed</text:p>
          </table:table-cell>
          <table:table-cell table:style-name="Table5.A2" office:value-type="string">
            <text:p text:style-name="Table_20_Contents">GLOBAL</text:p>
          </table:table-cell>
          <table:table-cell table:style-name="Table5.C2" office:value-type="string">
            <text:p text:style-name="Table_20_Contents">Name of fixed image</text:p>
          </table:table-cell>
        </table:table-row>
        <table:table-row>
          <table:table-cell table:style-name="Table5.A2" office:value-type="string">
            <text:p text:style-name="Table_20_Contents">moving</text:p>
          </table:table-cell>
          <table:table-cell table:style-name="Table5.A2" office:value-type="string">
            <text:p text:style-name="Table_20_Contents">GLOBAL</text:p>
          </table:table-cell>
          <table:table-cell table:style-name="Table5.C2" office:value-type="string">
            <text:p text:style-name="Table_20_Contents">Name of moving image</text:p>
          </table:table-cell>
        </table:table-row>
        <table:table-row>
          <table:table-cell table:style-name="Table5.A2" office:value-type="string">
            <text:p text:style-name="Table_20_Contents">xform_in</text:p>
          </table:table-cell>
          <table:table-cell table:style-name="Table5.A2" office:value-type="string">
            <text:p text:style-name="Table_20_Contents">GLOBAL, STAGE</text:p>
          </table:table-cell>
          <table:table-cell table:style-name="Table5.C2" office:value-type="string">
            <text:p text:style-name="Table_20_Contents">Initial guess of transform</text:p>
          </table:table-cell>
        </table:table-row>
        <table:table-row>
          <table:table-cell table:style-name="Table5.A2" office:value-type="string">
            <text:p text:style-name="Table_20_Contents">xform_out</text:p>
          </table:table-cell>
          <table:table-cell table:style-name="Table5.A2" office:value-type="string">
            <text:p text:style-name="Table_20_Contents">GLOBAL, STAGE</text:p>
          </table:table-cell>
          <table:table-cell table:style-name="Table5.C2" office:value-type="string">
            <text:p text:style-name="Table_20_Contents">Final solution, as transform</text:p>
          </table:table-cell>
        </table:table-row>
        <table:table-row>
          <table:table-cell table:style-name="Table5.A2" office:value-type="string">
            <text:p text:style-name="Table_20_Contents">vf_out</text:p>
          </table:table-cell>
          <table:table-cell table:style-name="Table5.A2" office:value-type="string">
            <text:p text:style-name="Table_20_Contents">GLOBAL, STAGE</text:p>
          </table:table-cell>
          <table:table-cell table:style-name="Table5.C2" office:value-type="string">
            <text:p text:style-name="Table_20_Contents">Final solution, as vector field</text:p>
          </table:table-cell>
        </table:table-row>
        <table:table-row>
          <table:table-cell table:style-name="Table5.A2" office:value-type="string">
            <text:p text:style-name="Table_20_Contents">img_out</text:p>
          </table:table-cell>
          <table:table-cell table:style-name="Table5.A2" office:value-type="string">
            <text:p text:style-name="Table_20_Contents">GLOBAL, STAGE</text:p>
          </table:table-cell>
          <table:table-cell table:style-name="Table5.C2" office:value-type="string">
            <text:p text:style-name="Table_20_Contents">Warped image</text:p>
          </table:table-cell>
        </table:table-row>
        <table:table-row>
          <table:table-cell table:style-name="Table5.A2" office:value-type="string">
            <text:p text:style-name="Table_20_Contents">background_max</text:p>
          </table:table-cell>
          <table:table-cell table:style-name="Table5.A2" office:value-type="string">
            <text:p text:style-name="Table_20_Contents">GLOBAL</text:p>
          </table:table-cell>
          <table:table-cell table:style-name="Table5.C2" office:value-type="string">
            <text:p text:style-name="Table_20_Contents">-1200.0 (default)<text:line-break/>Units: image intensity</text:p>
            <text:p text:style-name="Standard">This is used to automatically determine a region of interest</text:p>
          </table:table-cell>
        </table:table-row>
      </table:table>
      <text:p text:style-name="Standard"/>
      <text:p text:style-name="Standard"/>
      <text:p text:style-name="Standard"><text:soft-page-break/>Optimization parameters. <text:s/>There are three key parameters that decide which algorithm is used for optimization.</text:p>
      <text:p text:style-name="Standard"/>
      <table:table table:name="Table3" table:style-name="Table3">
        <table:table-column table:style-name="Table3.A" table:number-columns-repeated="3"/>
        <table:table-row>
          <table:table-cell table:style-name="Table3.A1" office:value-type="string">
            <text:p text:style-name="P8">xform</text:p>
          </table:table-cell>
          <table:table-cell table:style-name="Table3.A1" office:value-type="string">
            <text:p text:style-name="P8">optim</text:p>
          </table:table-cell>
          <table:table-cell table:style-name="Table3.C1" office:value-type="string">
            <text:p text:style-name="P8">impl</text:p>
          </table:table-cell>
        </table:table-row>
        <table:table-row>
          <table:table-cell table:style-name="Table3.A2" office:value-type="string">
            <text:p text:style-name="Table_20_Contents">translation</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rigid</text:p>
          </table:table-cell>
          <table:table-cell table:style-name="Table3.A2" office:value-type="string">
            <text:p text:style-name="Table_20_Contents">versor<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affine</text:p>
          </table:table-cell>
          <table:table-cell table:style-name="Table3.A2" office:value-type="string">
            <text:p text:style-name="Table_20_Contents">rsg<text:line-break/>amoeba</text:p>
          </table:table-cell>
          <table:table-cell table:style-name="Table3.C2" office:value-type="string">
            <text:p text:style-name="Table_20_Contents">itk</text:p>
          </table:table-cell>
        </table:table-row>
        <table:table-row>
          <table:table-cell table:style-name="Table3.A2" office:value-type="string">
            <text:p text:style-name="Table_20_Contents">vf</text:p>
          </table:table-cell>
          <table:table-cell table:style-name="Table3.A2" office:value-type="string">
            <text:p text:style-name="Table_20_Contents">demons</text:p>
          </table:table-cell>
          <table:table-cell table:style-name="Table3.C2" office:value-type="string">
            <text:p text:style-name="Table_20_Contents">itk<text:line-break/>gpuit_cpu<text:line-break/>gpuit_brook</text:p>
          </table:table-cell>
        </table:table-row>
        <table:table-row>
          <table:table-cell table:style-name="Table3.A2" office:value-type="string">
            <text:p text:style-name="Table_20_Contents">bspline</text:p>
          </table:table-cell>
          <table:table-cell table:style-name="Table3.A2" office:value-type="string">
            <text:p text:style-name="Table_20_Contents">steepest<text:line-break/>lbfgs<text:line-break/>lbfgsb</text:p>
          </table:table-cell>
          <table:table-cell table:style-name="Table3.C2" office:value-type="string">
            <text:p text:style-name="Table_20_Contents">itk<text:line-break/>gpuit_cpu</text:p>
          </table:table-cell>
        </table:table-row>
      </table:table>
      <text:p text:style-name="Standard"/>
      <text:p text:style-name="Standard">Notes:</text:p>
      <text:p text:style-name="Standard"/>
      <text:list text:style-name="L1">
        <text:list-item>
          <text:p text:style-name="P16">Default values are: xform=rigid, optim=versor, impl=itk.</text:p>
        </text:list-item>
        <text:list-item>
          <text:p text:style-name="P16">Amoeba is reported not to work.</text:p>
        </text:list-item>
        <text:list-item>
          <text:p text:style-name="P16">B-spline with steepest descent optimization is only supported on gpuit_cpu implementation.</text:p>
        </text:list-item>
        <text:list-item>
          <text:p text:style-name="P16">B-spline with lbfgs optimization is only supported on itk implementation.</text:p>
        </text:list-item>
        <text:list-item>
          <text:p text:style-name="P16">B-spline with gpuit_cpu does not yet work.</text:p>
        </text:list-item>
      </text:list>
      <text:p text:style-name="Standard"/>
      <text:p text:style-name="Standard">The following specific parameters are used to refine the optimization. <text:s/>Depending on the choice of xform, optim, and impl, a different set of specific parameters are available.</text:p>
      <text:p text:style-name="Standard"/>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option</text:p>
            </table:table-cell>
            <table:table-cell table:style-name="Table4.A1" office:value-type="string">
              <text:p text:style-name="P8">xform+optim+impl</text:p>
            </table:table-cell>
            <table:table-cell table:style-name="Table4.C1" office:value-type="string">
              <text:p text:style-name="P8">value</text:p>
            </table:table-cell>
          </table:table-row>
        </table:table-header-rows>
        <table:table-row>
          <table:table-cell table:style-name="Table4.A2" office:value-type="string">
            <text:p text:style-name="Table_20_Contents">res</text:p>
          </table:table-cell>
          <table:table-cell table:style-name="Table4.A2" office:value-type="string">
            <text:p text:style-name="Table_20_Contents">any+any+any</text:p>
          </table:table-cell>
          <table:table-cell table:style-name="Table4.C2" office:value-type="string">
            <text:p text:style-name="Table_20_Contents">[4 4 1] (default)</text:p>
            <text:p text:style-name="Table_20_Contents">[1 1 1] (minimum)</text:p>
            <text:p text:style-name="Table_20_Contents">Units: voxels</text:p>
            <text:p text:style-name="Table_20_Contents">Must be integers</text:p>
          </table:table-cell>
        </table:table-row>
        <table:table-row>
          <table:table-cell table:style-name="Table4.A2" office:value-type="string">
            <text:p text:style-name="Table_20_Contents">metric</text:p>
          </table:table-cell>
          <table:table-cell table:style-name="Table4.A2" office:value-type="string">
            <text:p text:style-name="Table_20_Contents">any+not demons+any</text:p>
          </table:table-cell>
          <table:table-cell table:style-name="Table4.C2" office:value-type="string">
            <text:p text:style-name="Table_20_Contents">mse (default)<text:line-break/>mi<text:line-break/>mattes</text:p>
          </table:table-cell>
        </table:table-row>
        <table:table-row>
          <table:table-cell table:style-name="Table4.A2" office:value-type="string">
            <text:p text:style-name="Table_20_Contents">background_val</text:p>
          </table:table-cell>
          <table:table-cell table:style-name="Table4.A2" office:value-type="string">
            <text:p text:style-name="Table_20_Contents">any+any+any</text:p>
          </table:table-cell>
          <table:table-cell table:style-name="Table4.C2" office:value-type="string">
            <text:p text:style-name="Table_20_Contents">-999.0 (default)</text:p>
            <text:p text:style-name="Table_20_Contents">Units: image intensity</text:p>
          </table:table-cell>
        </table:table-row>
        <table:table-row>
          <table:table-cell table:style-name="Table4.A2" office:value-type="string">
            <text:p text:style-name="Table_20_Contents">min_its</text:p>
          </table:table-cell>
          <table:table-cell table:style-name="Table4.A2" office:value-type="string">
            <text:p text:style-name="Table_20_Contents">any+any+any</text:p>
          </table:table-cell>
          <table:table-cell table:style-name="Table4.C2" office:value-type="string">
            <text:p text:style-name="Table_20_Contents">2 (default)</text:p>
            <text:p text:style-name="Table_20_Contents">Units: iterations</text:p>
          </table:table-cell>
        </table:table-row>
        <table:table-row>
          <table:table-cell table:style-name="Table4.A2" office:value-type="string">
            <text:p text:style-name="Table_20_Contents">max_its</text:p>
          </table:table-cell>
          <table:table-cell table:style-name="Table4.A2" office:value-type="string">
            <text:p text:style-name="Table_20_Contents">any+any+any</text:p>
          </table:table-cell>
          <table:table-cell table:style-name="Table4.C2" office:value-type="string">
            <text:p text:style-name="Table_20_Contents">25 (default)</text:p>
            <text:p text:style-name="Table_20_Contents">Units: iterations</text:p>
          </table:table-cell>
        </table:table-row>
        <table:table-row>
          <table:table-cell table:style-name="Table4.A2" office:value-type="string">
            <text:p text:style-name="Table_20_Contents">convergence_tol</text:p>
          </table:table-cell>
          <table:table-cell table:style-name="Table4.A2" office:value-type="string">
            <text:p text:style-name="Table_20_Contents">any+not demons+any</text:p>
          </table:table-cell>
          <table:table-cell table:style-name="Table4.C2" office:value-type="string">
            <text:p text:style-name="Table_20_Contents">5.0 (default)<text:line-break/>Units: score</text:p>
          </table:table-cell>
        </table:table-row>
        <table:table-row>
          <table:table-cell table:style-name="Table4.A2" office:value-type="string">
            <text:p text:style-name="Table_20_Contents">grad_tol</text:p>
          </table:table-cell>
          <table:table-cell table:style-name="Table4.A2" office:value-type="string">
            <text:p text:style-name="Table_20_Contents">any+{lbfgsb or lbfgs}+any</text:p>
          </table:table-cell>
          <table:table-cell table:style-name="Table4.C2" office:value-type="string">
            <text:p text:style-name="Table_20_Contents">1.5 (default)</text:p>
            <text:p text:style-name="Table_20_Contents">Units: score per unit parameter</text:p>
          </table:table-cell>
        </table:table-row>
        <table:table-row>
          <table:table-cell table:style-name="Table4.A2" office:value-type="string">
            <text:p text:style-name="Table_20_Contents">max_step</text:p>
          </table:table-cell>
          <table:table-cell table:style-name="Table4.A2" office:value-type="string">
            <text:p text:style-name="Table_20_Contents">any+{versor or rsg}+itk</text:p>
          </table:table-cell>
          <table:table-cell table:style-name="Table4.C2" office:value-type="string">
            <text:p text:style-name="Table_20_Contents">10.0 (default)</text:p>
            <text:p text:style-name="Table_20_Contents">Units: scaled parameters</text:p>
          </table:table-cell>
        </table:table-row>
        <table:table-row>
          <table:table-cell table:style-name="Table4.A2" office:value-type="string">
            <text:p text:style-name="Table_20_Contents">min_step</text:p>
          </table:table-cell>
          <table:table-cell table:style-name="Table4.A2" office:value-type="string">
            <text:p text:style-name="Table_20_Contents">any+{versor or rsg}+itk</text:p>
          </table:table-cell>
          <table:table-cell table:style-name="Table4.C2" office:value-type="string">
            <text:p text:style-name="Table_20_Contents">0.5 (default)</text:p>
            <text:p text:style-name="Table_20_Contents">Units: scaled parameters</text:p>
          </table:table-cell>
        </table:table-row>
        <table:table-row>
          <table:table-cell table:style-name="Table4.A2" office:value-type="string">
            <text:p text:style-name="Table_20_Contents">grid_metho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mattes_histogram_bins</text:p>
          </table:table-cell>
          <table:table-cell table:style-name="Table4.A2" office:value-type="string">
            <text:p text:style-name="Table_20_Contents">any+any+itk</text:p>
          </table:table-cell>
          <table:table-cell table:style-name="Table4.C2" office:value-type="string">
            <text:p text:style-name="P14">20 (default)</text:p>
            <text:p text:style-name="P14">Number of histogram bins</text:p>
            <text:p text:style-name="P14">Only for Mattes mutual information</text:p>
          </table:table-cell>
        </table:table-row>
        <table:table-row>
          <table:table-cell table:style-name="Table4.A2" office:value-type="string">
            <text:p text:style-name="Table_20_Contents">mattes_num_spatial_samples</text:p>
          </table:table-cell>
          <table:table-cell table:style-name="Table4.A2" office:value-type="string">
            <text:p text:style-name="Table_20_Contents">any+any+itk</text:p>
          </table:table-cell>
          <table:table-cell table:style-name="Table4.C2" office:value-type="string">
            <text:p text:style-name="P14">10000 (default)</text:p>
            <text:p text:style-name="P14">Number of spatial samples. </text:p>
            <text:p text:style-name="P14">Only for Mattes mutual information</text:p>
          </table:table-cell>
        </table:table-row>
        <table:table-row>
          <table:table-cell table:style-name="Table4.A2" office:value-type="string">
            <text:p text:style-name="Table_20_Contents">num_grid</text:p>
          </table:table-cell>
          <table:table-cell table:style-name="Table4.A2" office:value-type="string">
            <text:p text:style-name="Table_20_Contents">Bspline+any+any</text:p>
          </table:table-cell>
          <table:table-cell table:style-name="Table4.C2" office:value-type="string">
            <text:p text:style-name="P9">Obsolete</text:p>
          </table:table-cell>
        </table:table-row>
        <table:table-row>
          <table:table-cell table:style-name="Table4.A2" office:value-type="string">
            <text:p text:style-name="Table_20_Contents">grid_spac</text:p>
          </table:table-cell>
          <table:table-cell table:style-name="Table4.A2" office:value-type="string">
            <text:p text:style-name="Table_20_Contents">Bspline+any+any</text:p>
          </table:table-cell>
          <table:table-cell table:style-name="Table4.C2" office:value-type="string">
            <text:p text:style-name="Table_20_Contents">[20. 20. 20.] (default)</text:p>
            <text:p text:style-name="Table_20_Contents">Units: mm</text:p>
            <text:p text:style-name="Table_20_Contents">Must be not less than 4*(Pixel Size) in case of GPUIT implementation. <text:s/>Should not be that small for ITK either.</text:p>
          </table:table-cell>
        </table:table-row>
        <table:table-row>
          <table:table-cell table:style-name="Table4.A2" office:value-type="string">
            <text:p text:style-name="Table_20_Contents">histoeq</text:p>
          </table:table-cell>
          <table:table-cell table:style-name="Table4.A2" office:value-type="string">
            <text:p text:style-name="Table_20_Contents">vf+demons+ITK</text:p>
          </table:table-cell>
          <table:table-cell table:style-name="Table4.C2" office:value-type="string">
            <text:p text:style-name="Table_20_Contents">0 (default)<text:line-break/>Not used. <text:s/>Means don't equalize intensity histograms.</text:p>
          </table:table-cell>
        </table:table-row>
        <table:table-row>
          <table:table-cell table:style-name="Table4.A2" office:value-type="string">
            <text:p text:style-name="Table_20_Contents">demons_std</text:p>
          </table:table-cell>
          <table:table-cell table:style-name="Table4.A2" office:value-type="string">
            <text:p text:style-name="Table_20_Contents">vf+demons+any</text:p>
          </table:table-cell>
          <table:table-cell table:style-name="Table4.C2" office:value-type="string">
            <text:p text:style-name="Table_20_Contents">6.0 (default)<text:line-break/>Units: mm</text:p>
          </table:table-cell>
        </table:table-row>
        <text:soft-page-break/>
        <table:table-row>
          <table:table-cell table:style-name="Table4.A2" office:value-type="string">
            <text:p text:style-name="Table_20_Contents">demons_acceleration</text:p>
          </table:table-cell>
          <table:table-cell table:style-name="Table4.A2" office:value-type="string">
            <text:p text:style-name="Table_20_Contents">vf+demons+GPUIT</text:p>
          </table:table-cell>
          <table:table-cell table:style-name="Table4.C2" office:value-type="string">
            <text:p text:style-name="Table_20_Contents">1.0 (default)</text:p>
            <text:p text:style-name="Table_20_Contents">Units: percent</text:p>
          </table:table-cell>
        </table:table-row>
        <table:table-row>
          <table:table-cell table:style-name="Table4.A2" office:value-type="string">
            <text:p text:style-name="Table_20_Contents">demons_homogenization</text:p>
          </table:table-cell>
          <table:table-cell table:style-name="Table4.A2" office:value-type="string">
            <text:p text:style-name="Table_20_Contents"/>
          </table:table-cell>
          <table:table-cell table:style-name="Table4.C2" office:value-type="string">
            <text:p text:style-name="Table_20_Contents">1.0 (default)<text:line-break/>Units: ??</text:p>
          </table:table-cell>
        </table:table-row>
        <table:table-row>
          <table:table-cell table:style-name="Table4.A2" office:value-type="string">
            <text:p text:style-name="Table_20_Contents">demons_filter_width</text:p>
          </table:table-cell>
          <table:table-cell table:style-name="Table4.A2" office:value-type="string">
            <text:p text:style-name="Table_20_Contents"/>
          </table:table-cell>
          <table:table-cell table:style-name="Table4.C2" office:value-type="string">
            <text:p text:style-name="Table_20_Contents">[3 3 3] (default)<text:line-break/>Units: voxels</text:p>
          </table:table-cell>
        </table:table-row>
        <table:table-row>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able:table-cell>
        </table:table-row>
      </table:table>
      <text:p text:style-name="Standard"/>
      <text:h text:style-name="P10" text:outline-level="2">Internal processing – main loop</text:h>
      <text:p text:style-name="Standard">The initial load creates a data structure called RegistrationData. <text:s/>These images are loaded and remain unchanged through the stages.</text:p>
      <text:p text:style-name="Standard"/>
      <text:p text:style-name="Standard">Initialization:</text:p>
      <text:p text:style-name="Standard"><text:tab/>Load images as ITK float</text:p>
      <text:p text:style-name="Standard"><text:tab/>Load masks as ITK uchar</text:p>
      <text:p text:style-name="Standard"><text:tab/>Create fixed region</text:p>
      <text:p text:style-name="Standard"/>
      <text:p text:style-name="Standard">Each stage converts the data either from the previous stage, or from the initial data in <text:s/>RegistrationData.</text:p>
      <text:p text:style-name="Standard"/>
      <text:p text:style-name="Standard">Conversions from RegistrationData to RegistrationData</text:p>
      <text:p text:style-name="Standard"><text:tab/>Convert image type</text:p>
      <text:p text:style-name="Standard"/>
      <text:p text:style-name="Standard">Conversions from RegistrationData to StageData</text:p>
      <text:p text:style-name="Standard"><text:tab/>Convert image type</text:p>
      <text:p text:style-name="Standard"><text:tab/>Convert mask (?)</text:p>
      <text:p text:style-name="Standard"><text:tab/>Convert fixed region size (?)</text:p>
      <text:p text:style-name="Standard"><text:tab/>Subsample image</text:p>
      <text:p text:style-name="Standard"><text:tab/>Subsample mask (?)</text:p>
      <text:p text:style-name="Standard"/>
      <text:p text:style-name="Standard">Conversions from previous StageData to current StageData</text:p>
      <text:p text:style-name="Standard"><text:tab/>Convert xform type</text:p>
      <text:p text:style-name="Standard"><text:tab/>Subsample xform</text:p>
      <text:p text:style-name="Standard"/>
      <text:p text:style-name="Standard">(?) indicates that this step is not implemented, or imperfectly implemented.</text:p>
      <text:p text:style-name="Standard"/>
      <text:p text:style-name="Standard">RMK: (background_max should be global)</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keep-with-next="always"/>
      <style:text-properties style:font-name="Arial"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2pt" fo:font-style="normal" fo:font-weight="bold" style:font-size-asian="12pt" style:font-style-asian="normal" style:font-weight-asian="bold" style:font-size-complex="12pt" style:font-style-complex="normal"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Greg Sharp</meta:initial-creator>
    <meta:creation-date>2007-01-24T11:07:00</meta:creation-date>
    <dc:date>2008-08-27T12:06:58</dc:date>
    <meta:editing-cycles>214</meta:editing-cycles>
    <meta:editing-duration>P3DT9H12M27S</meta:editing-duration>
    <meta:user-defined meta:name="Info 1"/>
    <meta:user-defined meta:name="Info 2"/>
    <meta:user-defined meta:name="Info 3"/>
    <meta:user-defined meta:name="Info 4"/>
    <meta:document-statistic meta:table-count="5" meta:image-count="0" meta:object-count="0" meta:page-count="9" meta:paragraph-count="323" meta:word-count="1402" meta:character-count="8252"/>
  </office:meta>
</office:document-meta>
</file>